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ru" fo:country="RU" style:text-underline-style="solid" style:text-underline-width="auto" style:text-underline-color="font-color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text-properties fo:language="ru" fo:country="RU"/>
    </style:style>
    <style:style style:name="P5" style:family="paragraph" style:parent-style-name="Standard">
      <style:text-properties fo:language="ru" fo:country="RU" style:text-underline-style="solid" style:text-underline-width="auto" style:text-underline-color="font-color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Инструмент для проведения турниров по пляжному теннису.</text:p>
      <text:p text:style-name="P1"/>
      <text:p text:style-name="P1">Приложение должно содержать базу данных игроков и хранить информацию о состоявшихся турнирах.</text:p>
      <text:p text:style-name="P1">Должен быть визуальный интерфейс, позволяющий добавлять новых игроков, изменять данные, создавать новые турниры, проводить жеребьевку, формировать сетку, составлять расписание и вносить результаты матчей.</text:p>
      <text:p text:style-name="P1"/>
      <text:p text:style-name="P2">Класс ИГРОК:</text:p>
      <text:p text:style-name="P1"/>
      <text:p text:style-name="P1"><text:tab/>Имя</text:p>
      <text:p text:style-name="P1"><text:tab/>Фамилия</text:p>
      <text:p text:style-name="P1"><text:tab/>Отчество</text:p>
      <text:p text:style-name="P1"><text:tab/>Возраст</text:p>
      <text:p text:style-name="P1"/>
      <text:p text:style-name="P1"><text:tab/>Страна</text:p>
      <text:p text:style-name="P1"><text:tab/>Город</text:p>
      <text:p text:style-name="P1"/>
      <text:p text:style-name="P1"><text:tab/>Рейтинг (Российский, международный?)</text:p>
      <text:p text:style-name="P1"/>
      <text:p text:style-name="P1"><text:tab/>Статистика?</text:p>
      <text:p text:style-name="P1"/>
      <text:p text:style-name="P1"><text:tab/>Титулы?</text:p>
      <text:p text:style-name="P1"/>
      <text:p text:style-name="P2">Класс ПАРА:</text:p>
      <text:p text:style-name="P2"/>
      <text:p text:style-name="P1"><text:tab/>Игрок1</text:p>
      <text:p text:style-name="P1"><text:tab/>Игрок2</text:p>
      <text:p text:style-name="P1"/>
      <text:p text:style-name="P2">Класс МАТЧ:</text:p>
      <text:p text:style-name="P1"><text:tab/></text:p>
      <text:p text:style-name="P1"><text:tab/>Пара1</text:p>
      <text:p text:style-name="P1"><text:tab/>Пара2</text:p>
      <text:p text:style-name="P1"/>
      <text:p text:style-name="P1"><text:tab/>Дата</text:p>
      <text:p text:style-name="P1"><text:tab/>Место</text:p>
      <text:p text:style-name="P1"><text:tab/>Турнир</text:p>
      <text:p text:style-name="P1"><text:tab/></text:p>
      <text:p text:style-name="P1"><text:tab/>Счет</text:p>
      <text:p text:style-name="P1"/>
      <text:p text:style-name="P1"><text:tab/>Победитель</text:p>
      <text:p text:style-name="P1"/>
      <text:p text:style-name="P1"><text:tab/>Окончен?</text:p>
      <text:p text:style-name="P1"/>
      <text:p text:style-name="P1"><text:tab/>Комментарии</text:p>
      <text:p text:style-name="P1"><text:tab/>Статистика?</text:p>
      <text:p text:style-name="P1"/>
      <text:p text:style-name="P2">Класс СЕТКА:</text:p>
      <text:p text:style-name="P1"><text:tab/>Матч<text:span text:style-name="T1">[</text:span>32<text:span text:style-name="T1">]</text:span></text:p>
      <text:p text:style-name="P1"><text:span text:style-name="T1"><text:tab/></text:span>Матч<text:span text:style-name="T1">[16]</text:span></text:p>
      <text:p text:style-name="P1"><text:span text:style-name="T1"><text:tab/></text:span>Матч<text:span text:style-name="T1">[8]</text:span></text:p>
      <text:p text:style-name="P1"><text:span text:style-name="T1"><text:tab/></text:span>Матч<text:span text:style-name="T1">[4]</text:span></text:p>
      <text:p text:style-name="P1"><text:soft-page-break/><text:tab/>Матч<text:span text:style-name="T1">[</text:span>2<text:span text:style-name="T1">]</text:span></text:p>
      <text:p text:style-name="P3"><text:tab/><text:span text:style-name="T2">Финал</text:span></text:p>
      <text:p text:style-name="P1"><text:tab/></text:p>
      <text:p text:style-name="P2"/>
      <text:p text:style-name="P2"/>
      <text:p text:style-name="P2"/>
      <text:p text:style-name="P2">Класс РАСПИСАНИЕ:?</text:p>
      <text:p text:style-name="P1"><text:tab/>Матчи[все]</text:p>
      <text:p text:style-name="P1"/>
      <text:p text:style-name="P2">Класс ТУРНИР:</text:p>
      <text:p text:style-name="P1"/>
      <text:p text:style-name="P1"><text:tab/>Название</text:p>
      <text:p text:style-name="P1"><text:tab/>Дата </text:p>
      <text:p text:style-name="P1"><text:tab/>Место</text:p>
      <text:p text:style-name="P1"><text:tab/>Классификация?</text:p>
      <text:p text:style-name="P1"><text:tab/>Категория?</text:p>
      <text:p text:style-name="P1"><text:tab/></text:p>
      <text:p text:style-name="P1"><text:tab/>Сетка ММ</text:p>
      <text:p text:style-name="P1"><text:tab/>Сетка ЖЖ</text:p>
      <text:p text:style-name="P1"><text:tab/>Сетка МЖ</text:p>
      <text:p text:style-name="P1"><text:tab/>Таблица результатов ММ</text:p>
      <text:p text:style-name="P1"><text:tab/>Таблица результатов ЖЖ</text:p>
      <text:p text:style-name="P1"><text:tab/>Таблица результатов МЖ</text:p>
      <text:p text:style-name="P1"><text:tab/></text:p>
      <text:p text:style-name="P1"><text:tab/>Расписание</text:p>
      <text:p text:style-name="P1"/>
      <text:p text:style-name="P1"/>
      <text:p text:style-name="P1"/>
      <text:p text:style-name="P1"/>
      <text:p text:style-name="P1"><text:tab/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21M13S</meta:editing-duration>
    <meta:editing-cycles>5</meta:editing-cycles>
    <meta:generator>OpenOffice/4.1.1$Win32 OpenOffice.org_project/411m6$Build-9775</meta:generator>
    <dc:date>2016-05-27T16:12:24.15</dc:date>
    <dc:creator>Figurin </dc:creator>
    <meta:document-statistic meta:table-count="0" meta:image-count="0" meta:object-count="0" meta:page-count="2" meta:paragraph-count="55" meta:word-count="105" meta:character-count="840"/>
    <meta:user-defined meta:name="Info 1"/>
    <meta:user-defined meta:name="Info 2"/>
    <meta:user-defined meta:name="Info 3"/>
    <meta:user-defined meta:name="Info 4"/>
  </office:meta>
</office:document-meta>
</file>